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6cm" fo:min-width="0.83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44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6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svg:stroke-color="#5983b0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4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8.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1.377cm"/>
      <style:paragraph-properties style:writing-mode="lr-tb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svg:stroke-color="#5983b0" draw:textarea-horizontal-align="justify" draw:textarea-vertical-align="middle" draw:auto-grow-height="false" fo:min-height="0.034cm" fo:min-width="0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89cm" svg:height="1.902cm" svg:x="3.935cm" svg:y="12.323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44cm" svg:height="1.114cm" svg:x="5.681cm" svg:y="12.025cm">
          <draw:text-box draw:corner-radius="0.505cm">
            <text:p><text:span text:style-name="T1">v</text:span><text:span text:style-name="T2">s</text:span></text:p>
          </draw:text-box>
        </draw:frame>
        <draw:g xml:id="id2" draw:id="id2">
          <draw:line draw:style-name="gr3" draw:text-style-name="P3" draw:layer="layout" svg:x1="10.125cm" svg:y1="8.514cm" svg:x2="9.91cm" svg:y2="9.122cm">
            <text:p/>
          </draw:line>
          <draw:line draw:style-name="gr3" draw:text-style-name="P3" draw:layer="layout" svg:x1="9.273cm" svg:y1="7.955cm" svg:x2="9.913cm" svg:y2="9.12cm">
            <text:p/>
          </draw:line>
          <draw:line draw:style-name="gr3" draw:text-style-name="P3" draw:layer="layout" svg:x1="8.198cm" svg:y1="7.958cm" svg:x2="7.743cm" svg:y2="9.196cm">
            <text:p/>
          </draw:line>
          <draw:line draw:style-name="gr3" draw:text-style-name="P3" draw:layer="layout" svg:x1="9.298cm" svg:y1="7.925cm" svg:x2="8.843cm" svg:y2="9.163cm">
            <text:p/>
          </draw:line>
          <draw:line draw:style-name="gr3" draw:text-style-name="P3" draw:layer="layout" svg:x1="8.175cm" svg:y1="7.967cm" svg:x2="8.815cm" svg:y2="9.132cm">
            <text:p/>
          </draw:line>
          <draw:line draw:style-name="gr3" draw:text-style-name="P3" draw:layer="layout" svg:x1="7.09cm" svg:y1="8.039cm" svg:x2="7.73cm" svg:y2="9.204cm">
            <text:p/>
          </draw:line>
          <draw:line draw:style-name="gr3" draw:text-style-name="P3" draw:layer="layout" svg:x1="7.105cm" svg:y1="8.098cm" svg:x2="6.89cm" svg:y2="8.706cm">
            <text:p/>
          </draw:line>
        </draw:g>
        <draw:g xml:id="id4" draw:id="id4">
          <draw:line draw:style-name="gr3" draw:text-style-name="P3" draw:layer="layout" svg:x1="14.457cm" svg:y1="11.525cm" svg:x2="15.072cm" svg:y2="11.72cm">
            <text:p/>
          </draw:line>
          <draw:line draw:style-name="gr3" draw:text-style-name="P3" draw:layer="layout" svg:x1="13.926cm" svg:y1="12.394cm" svg:x2="15.069cm" svg:y2="11.716cm">
            <text:p/>
          </draw:line>
          <draw:line draw:style-name="gr3" draw:text-style-name="P3" draw:layer="layout" svg:x1="13.965cm" svg:y1="13.469cm" svg:x2="15.217cm" svg:y2="13.883cm">
            <text:p/>
          </draw:line>
          <draw:line draw:style-name="gr3" draw:text-style-name="P3" draw:layer="layout" svg:x1="13.895cm" svg:y1="12.371cm" svg:x2="15.147cm" svg:y2="12.785cm">
            <text:p/>
          </draw:line>
          <draw:line draw:style-name="gr3" draw:text-style-name="P3" draw:layer="layout" svg:x1="13.974cm" svg:y1="13.491cm" svg:x2="15.117cm" svg:y2="12.813cm">
            <text:p/>
          </draw:line>
          <draw:line draw:style-name="gr3" draw:text-style-name="P3" draw:layer="layout" svg:x1="14.082cm" svg:y1="14.573cm" svg:x2="15.225cm" svg:y2="13.895cm">
            <text:p/>
          </draw:line>
          <draw:line draw:style-name="gr3" draw:text-style-name="P3" draw:layer="layout" svg:x1="14.14cm" svg:y1="14.557cm" svg:x2="14.755cm" svg:y2="14.752cm">
            <text:p/>
          </draw:line>
        </draw:g>
        <draw:g xml:id="id5" draw:id="id5">
          <draw:line draw:style-name="gr3" draw:text-style-name="P3" draw:layer="layout" svg:x1="14.457cm" svg:y1="2.999cm" svg:x2="15.072cm" svg:y2="3.194cm">
            <text:p/>
          </draw:line>
          <draw:line draw:style-name="gr3" draw:text-style-name="P3" draw:layer="layout" svg:x1="13.926cm" svg:y1="3.868cm" svg:x2="15.069cm" svg:y2="3.19cm">
            <text:p/>
          </draw:line>
          <draw:line draw:style-name="gr3" draw:text-style-name="P3" draw:layer="layout" svg:x1="13.965cm" svg:y1="4.943cm" svg:x2="15.217cm" svg:y2="5.357cm">
            <text:p/>
          </draw:line>
          <draw:line draw:style-name="gr3" draw:text-style-name="P3" draw:layer="layout" svg:x1="13.895cm" svg:y1="3.845cm" svg:x2="15.147cm" svg:y2="4.259cm">
            <text:p/>
          </draw:line>
          <draw:line draw:style-name="gr3" draw:text-style-name="P3" draw:layer="layout" svg:x1="13.974cm" svg:y1="4.965cm" svg:x2="15.117cm" svg:y2="4.287cm">
            <text:p/>
          </draw:line>
          <draw:line draw:style-name="gr3" draw:text-style-name="P3" draw:layer="layout" svg:x1="14.082cm" svg:y1="6.047cm" svg:x2="15.225cm" svg:y2="5.369cm">
            <text:p/>
          </draw:line>
          <draw:line draw:style-name="gr3" draw:text-style-name="P3" draw:layer="layout" svg:x1="14.14cm" svg:y1="6.031cm" svg:x2="14.755cm" svg:y2="6.226cm">
            <text:p/>
          </draw:line>
        </draw:g>
        <draw:g xml:id="id8" draw:id="id8">
          <draw:line draw:style-name="gr3" draw:text-style-name="P3" draw:layer="layout" svg:x1="17.787cm" svg:y1="2.825cm" svg:x2="18.402cm" svg:y2="3.02cm">
            <text:p/>
          </draw:line>
          <draw:line draw:style-name="gr3" draw:text-style-name="P3" draw:layer="layout" svg:x1="17.256cm" svg:y1="3.694cm" svg:x2="18.399cm" svg:y2="3.016cm">
            <text:p/>
          </draw:line>
          <draw:line draw:style-name="gr3" draw:text-style-name="P3" draw:layer="layout" svg:x1="17.295cm" svg:y1="4.769cm" svg:x2="18.547cm" svg:y2="5.183cm">
            <text:p/>
          </draw:line>
          <draw:line draw:style-name="gr3" draw:text-style-name="P3" draw:layer="layout" svg:x1="17.225cm" svg:y1="3.671cm" svg:x2="18.477cm" svg:y2="4.085cm">
            <text:p/>
          </draw:line>
          <draw:line draw:style-name="gr3" draw:text-style-name="P3" draw:layer="layout" svg:x1="17.304cm" svg:y1="4.791cm" svg:x2="18.447cm" svg:y2="4.113cm">
            <text:p/>
          </draw:line>
          <draw:line draw:style-name="gr3" draw:text-style-name="P3" draw:layer="layout" svg:x1="17.412cm" svg:y1="5.873cm" svg:x2="18.555cm" svg:y2="5.195cm">
            <text:p/>
          </draw:line>
          <draw:line draw:style-name="gr3" draw:text-style-name="P3" draw:layer="layout" svg:x1="17.47cm" svg:y1="5.857cm" svg:x2="18.085cm" svg:y2="6.052cm">
            <text:p/>
          </draw:line>
        </draw:g>
        <draw:g xml:id="id6" draw:id="id6">
          <draw:line draw:style-name="gr3" draw:text-style-name="P3" draw:layer="layout" svg:x1="18.532cm" svg:y1="11.4cm" svg:x2="19.147cm" svg:y2="11.595cm">
            <text:p/>
          </draw:line>
          <draw:line draw:style-name="gr3" draw:text-style-name="P3" draw:layer="layout" svg:x1="18.001cm" svg:y1="12.269cm" svg:x2="19.144cm" svg:y2="11.591cm">
            <text:p/>
          </draw:line>
          <draw:line draw:style-name="gr3" draw:text-style-name="P3" draw:layer="layout" svg:x1="18.04cm" svg:y1="13.344cm" svg:x2="19.292cm" svg:y2="13.758cm">
            <text:p/>
          </draw:line>
          <draw:line draw:style-name="gr3" draw:text-style-name="P3" draw:layer="layout" svg:x1="17.97cm" svg:y1="12.246cm" svg:x2="19.222cm" svg:y2="12.66cm">
            <text:p/>
          </draw:line>
          <draw:line draw:style-name="gr3" draw:text-style-name="P3" draw:layer="layout" svg:x1="18.049cm" svg:y1="13.366cm" svg:x2="19.192cm" svg:y2="12.688cm">
            <text:p/>
          </draw:line>
          <draw:line draw:style-name="gr3" draw:text-style-name="P3" draw:layer="layout" svg:x1="18.157cm" svg:y1="14.448cm" svg:x2="19.3cm" svg:y2="13.77cm">
            <text:p/>
          </draw:line>
          <draw:line draw:style-name="gr3" draw:text-style-name="P3" draw:layer="layout" svg:x1="18.215cm" svg:y1="14.432cm" svg:x2="18.83cm" svg:y2="14.627cm">
            <text:p/>
          </draw:line>
        </draw:g>
        <draw:g xml:id="id3" draw:id="id3">
          <draw:line draw:style-name="gr4" draw:text-style-name="P3" draw:layer="layout" svg:x1="10.992cm" svg:y1="8.628cm" svg:x2="11.755cm" svg:y2="8.625cm">
            <text:p/>
          </draw:line>
          <draw:line draw:style-name="gr4" draw:text-style-name="P3" draw:layer="layout" svg:x1="11.766cm" svg:y1="9.678cm" svg:x2="11.758cm" svg:y2="7.575cm">
            <text:p/>
          </draw:line>
          <draw:line draw:style-name="gr4" draw:text-style-name="P3" draw:layer="layout" svg:x1="12.534cm" svg:y1="9.673cm" svg:x2="12.526cm" svg:y2="7.57cm">
            <text:p/>
          </draw:line>
          <draw:line draw:style-name="gr4" draw:text-style-name="P3" draw:layer="layout" svg:x1="12.526cm" svg:y1="8.621cm" svg:x2="13.289cm" svg:y2="8.618cm">
            <text:p/>
          </draw:line>
        </draw:g>
        <draw:g xml:id="id7" draw:id="id7">
          <draw:line draw:style-name="gr4" draw:text-style-name="P3" draw:layer="layout" svg:x1="20.656cm" svg:y1="12cm" svg:x2="20.654cm" svg:y2="12.763cm">
            <text:p/>
          </draw:line>
          <draw:line draw:style-name="gr4" draw:text-style-name="P3" draw:layer="layout" svg:x1="19.601cm" svg:y1="12.768cm" svg:x2="21.704cm" svg:y2="12.772cm">
            <text:p/>
          </draw:line>
          <draw:line draw:style-name="gr4" draw:text-style-name="P3" draw:layer="layout" svg:x1="19.6cm" svg:y1="13.536cm" svg:x2="21.703cm" svg:y2="13.54cm">
            <text:p/>
          </draw:line>
          <draw:line draw:style-name="gr4" draw:text-style-name="P3" draw:layer="layout" svg:x1="20.653cm" svg:y1="13.534cm" svg:x2="20.651cm" svg:y2="14.297cm">
            <text:p/>
          </draw:line>
        </draw:g>
        <draw:custom-shape draw:style-name="gr1" draw:text-style-name="P4" xml:id="id9" draw:id="id9" draw:layer="layout" svg:width="1.89cm" svg:height="1.902cm" svg:x="23.225cm" svg:y="7.723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56cm" svg:height="1.114cm" svg:x="24.44cm" svg:y="7.086cm">
          <draw:text-box draw:corner-radius="1.544cm">
            <text:p><text:span text:style-name="T1">Vcc</text:span></text:p>
          </draw:text-box>
        </draw:frame>
        <draw:connector draw:style-name="gr6" draw:text-style-name="P5" draw:layer="layout" svg:x1="4.88cm" svg:y1="12.323cm" svg:x2="6.89cm" svg:y2="8.564cm" draw:start-shape="id1" draw:start-glue-point="4" draw:end-shape="id2" draw:end-glue-point="3" svg:d="M4880 12323v-3759h2010" svg:viewBox="0 0 2011 3760">
          <text:p/>
        </draw:connector>
        <draw:connector draw:style-name="gr6" draw:text-style-name="P5" draw:layer="layout" svg:x1="10.125cm" svg:y1="8.564cm" svg:x2="10.992cm" svg:y2="8.624cm" draw:start-shape="id2" draw:start-glue-point="1" draw:end-shape="id3" draw:end-glue-point="3" svg:d="M10125 8564h434v60h433" svg:viewBox="0 0 868 61">
          <text:p/>
        </draw:connector>
        <draw:connector draw:style-name="gr6" draw:text-style-name="P5" draw:layer="layout" draw:line-skew="3.023cm" svg:x1="4.88cm" svg:y1="14.225cm" svg:x2="14.56cm" svg:y2="14.752cm" draw:start-shape="id1" draw:start-glue-point="8" draw:end-shape="id4" draw:end-glue-point="2" svg:d="M4880 14225v4100h9680v-3573" svg:viewBox="0 0 9681 4101">
          <text:p/>
        </draw:connector>
        <draw:connector draw:style-name="gr6" draw:text-style-name="P5" draw:layer="layout" svg:x1="14.56cm" svg:y1="11.525cm" svg:x2="14.56cm" svg:y2="6.226cm" draw:start-shape="id4" draw:start-glue-point="0" draw:end-shape="id5" draw:end-glue-point="2" svg:d="M14560 11525v-5299" svg:viewBox="0 0 1 5300">
          <text:p/>
        </draw:connector>
        <draw:connector draw:style-name="gr6" draw:text-style-name="P5" draw:layer="layout" svg:x1="13.289cm" svg:y1="8.624cm" svg:x2="14.56cm" svg:y2="11.525cm" draw:start-shape="id3" draw:start-glue-point="1" draw:end-shape="id4" draw:end-glue-point="0" svg:d="M13289 8624h1271v2901" svg:viewBox="0 0 1272 2902">
          <text:p/>
        </draw:connector>
        <draw:connector draw:style-name="gr6" draw:text-style-name="P5" draw:layer="layout" draw:line-skew="3.023cm" svg:x1="14.56cm" svg:y1="14.752cm" svg:x2="18.635cm" svg:y2="14.627cm" draw:start-shape="id4" draw:start-glue-point="2" draw:end-shape="id6" draw:end-glue-point="2" svg:d="M14560 14752v3573h4075v-3698" svg:viewBox="0 0 4076 3699">
          <text:p/>
        </draw:connector>
        <draw:connector draw:style-name="gr6" draw:text-style-name="P5" draw:layer="layout" draw:line-skew="3.123cm" svg:x1="18.635cm" svg:y1="14.627cm" svg:x2="20.652cm" svg:y2="14.297cm" draw:start-shape="id6" draw:start-glue-point="2" draw:end-shape="id7" draw:end-glue-point="2" svg:d="M18635 14627v3673h2017v-4003" svg:viewBox="0 0 2018 4004">
          <text:p/>
        </draw:connector>
        <draw:connector draw:style-name="gr6" draw:text-style-name="P5" draw:layer="layout" draw:line-skew="-0.55cm" svg:x1="20.652cm" svg:y1="12cm" svg:x2="18.635cm" svg:y2="11.4cm" draw:start-shape="id7" draw:start-glue-point="0" draw:end-shape="id6" draw:end-glue-point="0" svg:d="M20652 12000v-1700h-2017v1100" svg:viewBox="0 0 2018 1701">
          <text:p/>
        </draw:connector>
        <draw:connector draw:style-name="gr6" draw:text-style-name="P5" draw:layer="layout" draw:line-skew="-0.664cm" svg:x1="14.56cm" svg:y1="2.999cm" svg:x2="17.89cm" svg:y2="2.825cm" draw:start-shape="id5" draw:start-glue-point="0" draw:end-shape="id8" draw:end-glue-point="0" svg:d="M14560 2999v-1388h3330v1214" svg:viewBox="0 0 3331 1389">
          <text:p/>
        </draw:connector>
        <draw:connector draw:style-name="gr6" draw:text-style-name="P5" draw:layer="layout" draw:line-skew="3.453cm" svg:x1="24.17cm" svg:y1="9.625cm" svg:x2="20.652cm" svg:y2="14.297cm" draw:start-shape="id9" draw:start-glue-point="8" draw:end-shape="id7" draw:end-glue-point="2" svg:d="M24170 9625v8675h-3518v-4003" svg:viewBox="0 0 3519 8676">
          <text:p/>
        </draw:connector>
        <draw:connector draw:style-name="gr6" draw:text-style-name="P5" draw:layer="layout" draw:line-skew="-0.664cm" svg:x1="24.17cm" svg:y1="7.723cm" svg:x2="17.89cm" svg:y2="2.825cm" draw:start-shape="id9" draw:start-glue-point="4" draw:end-shape="id8" draw:end-glue-point="0" svg:d="M24170 7723v-6112h-6280v1214" svg:viewBox="0 0 6281 6113">
          <text:p/>
        </draw:connector>
        <draw:line draw:style-name="gr7" draw:text-style-name="P6" draw:layer="layout" svg:x1="18.025cm" svg:y1="6.125cm" svg:x2="18.025cm" svg:y2="6.925cm">
          <text:p/>
        </draw:line>
        <draw:frame draw:style-name="gr8" draw:text-style-name="P2" draw:layer="layout" svg:width="1.243cm" svg:height="1.114cm" svg:x="7.081cm" svg:y="7.011cm">
          <draw:text-box draw:corner-radius="0.505cm">
            <text:p><text:span text:style-name="T1">R</text:span><text:span text:style-name="T2">in</text:span></text:p>
          </draw:text-box>
        </draw:frame>
        <draw:frame draw:style-name="gr8" draw:text-style-name="P2" draw:layer="layout" svg:width="1.243cm" svg:height="1.114cm" svg:x="10.582cm" svg:y="7.011cm">
          <draw:text-box draw:corner-radius="0.505cm">
            <text:p><text:span text:style-name="T1">C</text:span><text:span text:style-name="T2">in</text:span></text:p>
          </draw:text-box>
        </draw:frame>
        <draw:frame draw:style-name="gr9" draw:text-style-name="P2" draw:layer="layout" svg:width="1.205cm" svg:height="1.114cm" svg:x="20.8cm" svg:y="13.886cm">
          <draw:text-box draw:corner-radius="0.505cm">
            <text:p><text:span text:style-name="T1">C</text:span><text:span text:style-name="T2">E</text:span></text:p>
          </draw:text-box>
        </draw:frame>
        <draw:frame draw:style-name="gr10" draw:text-style-name="P2" draw:layer="layout" svg:width="1.145cm" svg:height="1.114cm" svg:x="18.225cm" svg:y="3.111cm">
          <draw:text-box draw:corner-radius="0.505cm">
            <text:p><text:span text:style-name="T1">R</text:span><text:span text:style-name="T2">c</text:span></text:p>
          </draw:text-box>
        </draw:frame>
        <draw:frame draw:style-name="gr11" draw:text-style-name="P2" draw:layer="layout" svg:width="1.162cm" svg:height="1.114cm" svg:x="12.526cm" svg:y="3.111cm">
          <draw:text-box draw:corner-radius="0.505cm">
            <text:p><text:span text:style-name="T1">R</text:span><text:span text:style-name="T2">1</text:span></text:p>
          </draw:text-box>
        </draw:frame>
        <draw:g>
          <draw:line draw:style-name="gr3" draw:text-style-name="P3" draw:layer="layout" svg:x1="8.969cm" svg:y1="19.017cm" svg:x2="6.8cm" svg:y2="19.031cm">
            <text:p/>
          </draw:line>
          <draw:line draw:style-name="gr3" draw:text-style-name="P3" draw:layer="layout" svg:x1="8.97cm" svg:y1="19.009cm" svg:x2="6.801cm" svg:y2="19.023cm">
            <text:p/>
          </draw:line>
          <draw:line draw:style-name="gr3" draw:text-style-name="P3" draw:layer="layout" svg:x1="7.392cm" svg:y1="19.331cm" svg:x2="8.47cm" svg:y2="19.331cm">
            <text:p/>
          </draw:line>
          <draw:line draw:style-name="gr3" draw:text-style-name="P3" draw:layer="layout" svg:x1="7.683cm" svg:y1="19.6cm" svg:x2="8.201cm" svg:y2="19.6cm">
            <text:p/>
          </draw:line>
          <draw:line draw:style-name="gr3" draw:text-style-name="P3" draw:layer="layout" svg:x1="7.913cm" svg:y1="18.998cm" svg:x2="7.922cm" svg:y2="18.304cm">
            <text:p/>
          </draw:line>
        </draw:g>
        <draw:frame draw:style-name="gr9" draw:text-style-name="P2" draw:layer="layout" svg:width="1.205cm" svg:height="1.114cm" svg:x="18.584cm" svg:y="10.811cm">
          <draw:text-box draw:corner-radius="0.505cm">
            <text:p><text:span text:style-name="T1">R</text:span><text:span text:style-name="T2">E</text:span></text:p>
          </draw:text-box>
        </draw:frame>
        <draw:frame draw:style-name="gr11" draw:text-style-name="P2" draw:layer="layout" svg:width="1.162cm" svg:height="1.114cm" svg:x="13.185cm" svg:y="10.911cm">
          <draw:text-box draw:corner-radius="0.505cm">
            <text:p><text:span text:style-name="T1">R</text:span><text:span text:style-name="T2">2</text:span></text:p>
          </draw:text-box>
        </draw:frame>
        <draw:frame draw:style-name="gr12" draw:text-style-name="P2" draw:layer="layout" svg:width="2.2cm" svg:height="8.95cm" svg:x="10.125cm" svg:y="9.351cm">
          <draw:text-box>
            <text:p>+</text:p>
            <text:p/>
            <text:p/>
            <text:p/>
            <text:p/>
            <text:p>v(in2)</text:p>
            <text:p/>
            <text:p/>
            <text:p/>
            <text:p/>
            <text:p>-</text:p>
          </draw:text-box>
        </draw:frame>
        <draw:g>
          <draw:line draw:style-name="gr4" draw:text-style-name="P3" xml:id="id10" draw:id="id10" draw:layer="layout" svg:x1="16.453cm" svg:y1="8.54cm" svg:x2="17.216cm" svg:y2="8.538cm">
            <text:p/>
          </draw:line>
          <draw:line draw:style-name="gr4" draw:text-style-name="P3" draw:layer="layout" svg:x1="17.227cm" svg:y1="9.378cm" svg:x2="17.219cm" svg:y2="7.7cm">
            <text:p/>
          </draw:line>
          <draw:line draw:style-name="gr4" draw:text-style-name="P3" draw:layer="layout" svg:x1="17.185cm" svg:y1="8.219cm" svg:x2="17.985cm" svg:y2="7.661cm">
            <text:p/>
          </draw:line>
          <draw:line draw:style-name="gr4" draw:text-style-name="P3" draw:layer="layout" svg:x1="17.185cm" svg:y1="8.91cm" svg:x2="17.954cm" svg:y2="9.495cm">
            <text:p/>
          </draw:line>
          <draw:line draw:style-name="gr4" draw:text-style-name="P3" draw:layer="layout" svg:x1="17.973cm" svg:y1="7.726cm" svg:x2="17.998cm" svg:y2="6.878cm">
            <text:p/>
          </draw:line>
          <draw:line draw:style-name="gr4" draw:text-style-name="P3" draw:layer="layout" svg:x1="18.001cm" svg:y1="10.279cm" svg:x2="17.97cm" svg:y2="9.431cm">
            <text:p/>
          </draw:line>
          <draw:line draw:style-name="gr4" draw:text-style-name="P3" draw:layer="layout" svg:x1="17.941cm" svg:y1="9.45cm" svg:x2="17.84cm" svg:y2="9.117cm">
            <text:p/>
          </draw:line>
          <draw:line draw:style-name="gr4" draw:text-style-name="P3" draw:layer="layout" svg:x1="17.947cm" svg:y1="9.5cm" svg:x2="17.6cm" svg:y2="9.52cm">
            <text:p/>
          </draw:line>
          <draw:connector draw:style-name="gr6" draw:text-style-name="P5" draw:layer="layout" svg:x1="16.453cm" svg:y1="8.539cm" svg:x2="13.304cm" svg:y2="8.608cm" draw:start-shape="id10" draw:start-glue-point="3" svg:d="M16453 8539h-1849v69h-1300" svg:viewBox="0 0 3150 70">
            <text:p/>
          </draw:connector>
        </draw:g>
        <draw:frame draw:style-name="gr13" draw:text-style-name="P2" draw:layer="layout" svg:width="2.2cm" svg:height="11.627cm" svg:x="21.8cm" svg:y="6.973cm">
          <draw:text-box>
            <text:p>+</text:p>
            <text:p/>
            <text:p/>
            <text:p/>
            <text:p/>
            <text:p>VOG</text:p>
            <text:p/>
            <text:p/>
            <text:p/>
            <text:p/>
            <text:p/>
            <text:p/>
            <text:p/>
            <text:p/>
            <text:p>-</text:p>
          </draw:text-box>
        </draw:frame>
        <draw:line draw:style-name="gr14" draw:text-style-name="P6" draw:layer="layout" svg:x1="18.7cm" svg:y1="10.3cm" svg:x2="18cm" svg:y2="10.3cm">
          <text:p/>
        </draw:line>
        <draw:line draw:style-name="gr14" draw:text-style-name="P6" draw:layer="layout" svg:x1="18.1cm" svg:y1="6.6cm" svg:x2="22.3cm" svg:y2="6.6cm">
          <text:p/>
        </draw:line>
        <draw:custom-shape draw:style-name="gr15" draw:text-style-name="P5" draw:layer="layout" svg:width="0.4cm" svg:height="0.4cm" svg:x="14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0.4cm" svg:height="0.4cm" svg:x="17.827cm" svg:y="6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0.4cm" svg:height="0.4cm" svg:x="22.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0.4cm" svg:height="0.4cm" svg:x="22.1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6:13:05.733655205</meta:creation-date>
    <dc:date>2021-05-19T16:59:52.807059804</dc:date>
    <meta:editing-duration>PT12M44S</meta:editing-duration>
    <meta:editing-cycles>3</meta:editing-cycles>
    <meta:generator>LibreOffice/6.4.7.2$Linux_X86_64 LibreOffice_project/40$Build-2</meta:generator>
    <meta:document-statistic meta:object-count="97"/>
  </office:meta>
</office:document-meta>
</file>